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er">
      <style:text-properties fo:font-weight="bold" style:font-weight-asian="bold" style:font-weight-complex="bold"/>
    </style:style>
    <style:style style:name="P2" style:family="paragraph" style:parent-style-name="Standard">
      <style:text-properties fo:font-size="20pt" fo:font-weight="bold" officeooo:rsid="000f8200" officeooo:paragraph-rsid="000f8200" style:font-size-asian="20pt" style:font-weight-asian="bold" style:font-size-complex="20pt" style:font-weight-complex="bold"/>
    </style:style>
    <style:style style:name="P3" style:family="paragraph" style:parent-style-name="Standard">
      <style:text-properties officeooo:paragraph-rsid="000f8200"/>
    </style:style>
    <style:style style:name="P4" style:family="paragraph" style:parent-style-name="Text_20_body">
      <style:text-properties officeooo:paragraph-rsid="000f8200"/>
    </style:style>
    <style:style style:name="P5" style:family="paragraph" style:parent-style-name="Text_20_body">
      <style:text-properties fo:font-size="18pt" fo:font-weight="bold" officeooo:rsid="000f8200" officeooo:paragraph-rsid="000f8200" style:font-size-asian="18pt" style:font-weight-asian="bold" style:font-size-complex="18pt" style:font-weight-complex="bold"/>
    </style:style>
    <style:style style:name="P6" style:family="paragraph" style:parent-style-name="Text_20_body">
      <style:text-properties officeooo:rsid="0010ba52" officeooo:paragraph-rsid="0010ba52"/>
    </style:style>
    <style:style style:name="P7" style:family="paragraph" style:parent-style-name="Text_20_body">
      <style:text-properties fo:font-size="12pt" fo:font-weight="bold" officeooo:rsid="00129094" officeooo:paragraph-rsid="00129094" style:font-size-asian="12pt" style:font-weight-asian="bold" style:font-size-complex="12pt" style:font-weight-complex="bold"/>
    </style:style>
    <style:style style:name="P8" style:family="paragraph" style:parent-style-name="Text_20_body">
      <style:text-properties fo:font-size="12pt" fo:font-weight="normal" officeooo:rsid="00129094" officeooo:paragraph-rsid="00129094" style:font-size-asian="12pt" style:font-weight-asian="normal" style:font-size-complex="12pt" style:font-weight-complex="normal"/>
    </style:style>
    <style:style style:name="P9" style:family="paragraph" style:parent-style-name="Text_20_body">
      <style:text-properties fo:font-size="14pt" fo:font-weight="bold" officeooo:rsid="00129094" officeooo:paragraph-rsid="00129094" style:font-size-asian="14pt" style:font-weight-asian="bold" style:font-size-complex="14pt" style:font-weight-complex="bold"/>
    </style:style>
    <style:style style:name="P10" style:family="paragraph" style:parent-style-name="Heading_20_1" style:list-style-name="Numbering_20_IVX"/>
    <style:style style:name="P11" style:family="paragraph" style:parent-style-name="Heading_20_2" style:list-style-name="Numbering_20_abc">
      <style:text-properties officeooo:rsid="000f8200" officeooo:paragraph-rsid="000f8200"/>
    </style:style>
    <style:style style:name="P12" style:family="paragraph" style:parent-style-name="Standard" style:list-style-name="List_20_1">
      <style:text-properties officeooo:paragraph-rsid="000f8200"/>
    </style:style>
    <style:style style:name="P13" style:family="paragraph" style:parent-style-name="Text_20_body" style:list-style-name="Numbering_20_123">
      <style:text-properties officeooo:rsid="000f8200" officeooo:paragraph-rsid="000f8200"/>
    </style:style>
    <style:style style:name="P14" style:family="paragraph" style:parent-style-name="Text_20_body" style:list-style-name="Numbering_20_abc">
      <style:text-properties officeooo:rsid="000f8200" officeooo:paragraph-rsid="000f8200"/>
    </style:style>
    <style:style style:name="P15" style:family="paragraph" style:parent-style-name="Text_20_body" style:list-style-name="List_20_1">
      <style:text-properties officeooo:rsid="000f8200" officeooo:paragraph-rsid="000f8200"/>
    </style:style>
    <style:style style:name="P16" style:family="paragraph" style:parent-style-name="Text_20_body" style:list-style-name="L1"/>
    <style:style style:name="P17" style:family="paragraph" style:parent-style-name="Text_20_body" style:list-style-name="L1">
      <style:paragraph-properties fo:margin-top="0cm" fo:margin-bottom="0cm" style:contextual-spacing="false"/>
    </style:style>
    <style:style style:name="P18" style:family="paragraph" style:parent-style-name="Text_20_body" style:list-style-name="L1">
      <style:text-properties officeooo:rsid="0010ba52" officeooo:paragraph-rsid="0010ba52"/>
    </style:style>
    <style:style style:name="P19" style:family="paragraph" style:parent-style-name="Text_20_body" style:list-style-name="List_20_1">
      <style:text-properties officeooo:rsid="0010ba52" officeooo:paragraph-rsid="0010ba52"/>
    </style:style>
    <style:style style:name="P20" style:family="paragraph" style:parent-style-name="Text_20_body" style:list-style-name="Numbering_20_IVX">
      <style:text-properties fo:font-size="18pt" fo:font-weight="bold" officeooo:rsid="000f8200" officeooo:paragraph-rsid="000f8200" style:font-size-asian="18pt" style:font-weight-asian="bold" style:font-size-complex="18pt" style:font-weight-complex="bold"/>
    </style:style>
    <style:style style:name="P21" style:family="paragraph" style:parent-style-name="Text_20_body" style:list-style-name="L2"/>
    <style:style style:name="P22" style:family="paragraph" style:parent-style-name="Text_20_body" style:list-style-name="L2">
      <style:paragraph-properties fo:margin-top="0cm" fo:margin-bottom="0cm" style:contextual-spacing="false"/>
    </style:style>
    <style:style style:name="P23" style:family="paragraph" style:parent-style-name="Text_20_body" style:list-style-name="L2">
      <style:paragraph-properties fo:margin-top="0cm" fo:margin-bottom="0cm" style:contextual-spacing="false"/>
      <style:text-properties fo:font-size="12pt" style:font-size-asian="12pt" style:font-size-complex="12pt"/>
    </style:style>
    <style:style style:name="P24" style:family="paragraph" style:parent-style-name="Text_20_body" style:list-style-name="L2">
      <style:text-properties fo:font-size="12pt" style:font-size-asian="12pt" style:font-size-complex="12pt"/>
    </style:style>
    <style:style style:name="P25" style:family="paragraph" style:parent-style-name="Text_20_body" style:list-style-name="L3"/>
    <style:style style:name="P26" style:family="paragraph" style:parent-style-name="Text_20_body" style:list-style-name="L3">
      <style:paragraph-properties fo:margin-top="0cm" fo:margin-bottom="0cm" style:contextual-spacing="false"/>
    </style:style>
    <style:style style:name="P27" style:family="paragraph" style:parent-style-name="Text_20_body" style:list-style-name="L4"/>
    <style:style style:name="P28" style:family="paragraph" style:parent-style-name="Text_20_body" style:list-style-name="L4">
      <style:paragraph-properties fo:margin-top="0cm" fo:margin-bottom="0cm" style:contextual-spacing="false"/>
    </style:style>
    <style:style style:name="P29" style:family="paragraph" style:parent-style-name="Text_20_body" style:list-style-name="L5"/>
    <style:style style:name="P30" style:family="paragraph" style:parent-style-name="Text_20_body" style:list-style-name="L5">
      <style:paragraph-properties fo:margin-top="0cm" fo:margin-bottom="0cm" style:contextual-spacing="false"/>
    </style:style>
    <style:style style:name="P31" style:family="paragraph" style:parent-style-name="Text_20_body" style:list-style-name="L6"/>
    <style:style style:name="P32" style:family="paragraph" style:parent-style-name="Text_20_body" style:list-style-name="L6">
      <style:paragraph-properties fo:margin-top="0cm" fo:margin-bottom="0cm" style:contextual-spacing="false"/>
    </style:style>
    <style:style style:name="P33" style:family="paragraph" style:parent-style-name="Text_20_body" style:list-style-name="L7"/>
    <style:style style:name="P34" style:family="paragraph" style:parent-style-name="Text_20_body" style:list-style-name="L7">
      <style:paragraph-properties fo:margin-top="0cm" fo:margin-bottom="0cm" style:contextual-spacing="false"/>
    </style:style>
    <style:style style:name="T1" style:family="text">
      <style:text-properties officeooo:rsid="00100ef7"/>
    </style:style>
    <style:style style:name="T2" style:family="text">
      <style:text-properties officeooo:rsid="0010ba52"/>
    </style:style>
    <style:style style:name="T3" style:family="text">
      <style:text-properties fo:font-size="12pt" style:font-size-asian="12pt" style:font-size-complex="12pt"/>
    </style:style>
    <style:style style:name="T4" style:family="text">
      <style:text-properties officeooo:rsid="0013b459"/>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list xml:id="list1169088027" text:style-name="Numbering_20_IVX">
        <text:list-item>
          <text:h text:style-name="P10" text:outline-level="1">Measure</text:h>
        </text:list-item>
      </text:list>
      <text:list xml:id="list2086775286" text:style-name="Numbering_20_123">
        <text:list-item>
          <text:p text:style-name="P13">Metric</text:p>
          <text:list>
            <text:list-header>
              <text:p text:style-name="P13">Quel que soit votre projet, cherchez des moyens de mesurer la performance du projet, la performance individuelle et la performance de la gestion du changement afin de pouvoir évaluer et rendre compte de l'efficacité de vos activités de gestion du changement. </text:p>
            </text:list-header>
          </text:list>
        </text:list-item>
      </text:list>
      <text:list xml:id="list926161156" text:style-name="Numbering_20_abc">
        <text:list-item>
          <text:list>
            <text:list-item>
              <text:h text:style-name="P11" text:outline-level="2"><text:bookmark text:name="hs_cos_wrapper_post_body"/>Mesurer la performance organisationnelle</text:h>
            </text:list-item>
          </text:list>
        </text:list-item>
      </text:list>
      <text:p text:style-name="P4"><text:s/><text:tab/><text:tab/><text:span text:style-name="T2">Les mesures doivent repondre à cette question :</text:span><text:bookmark text:name="hs_cos_wrapper_post_body3"/>« L'initiative a-t-elle livré ce qui était attendu ? » .</text:p>
      <text:p text:style-name="P6">exple :</text:p>
      <text:list xml:id="list4025654146" text:style-name="L1">
        <text:list-item>
          <text:p text:style-name="P17">Respect du plan de projet </text:p>
        </text:list-item>
        <text:list-item>
          <text:p text:style-name="P17">Préparation aux affaires et au changement </text:p>
        </text:list-item>
        <text:list-item>
          <text:p text:style-name="P17">Mesures des KPI du projet </text:p>
        </text:list-item>
        <text:list-item>
          <text:p text:style-name="P17">Réalisation des bénéfices et retour sur investissement </text:p>
        </text:list-item>
        <text:list-item>
          <text:p text:style-name="P17">Respect du calendrier </text:p>
        </text:list-item>
        <text:list-item>
          <text:p text:style-name="P16">Rapidité d'exécution </text:p>
        </text:list-item>
        <text:list-item>
          <text:p text:style-name="P18"><text:bookmark text:name="hs_cos_wrapper_post_body41"/>Amélioration des performances </text:p>
        </text:list-item>
      </text:list>
      <text:p text:style-name="P6"/>
      <text:list xml:id="list173601434727667" text:continue-list="list926161156" text:style-name="Numbering_20_abc">
        <text:list-item>
          <text:list>
            <text:list-item>
              <text:h text:style-name="P11" text:outline-level="2"><text:bookmark text:name="hs_cos_wrapper_post_body1"/>Mesurer la performance individuelle</text:h>
            </text:list-item>
          </text:list>
        </text:list-item>
      </text:list>
      <text:p text:style-name="P3"><text:bookmark text:name="hs_cos_wrapper_post_body5"/><text:tab/><text:tab/>Étant donné que l'individu est l'unité de changement, la mesure des progrès individuels peut être un indicateur avancé de la réussite globale du projet. <text:s/>Les méthodes utilisées pour obtenir ces mesures comprennent les enquêtes, les tests, les évaluations, l'observation et les évaluations de performance. Les mesures de performance individuelles révélées dans notre recherche incluent :</text:p>
      <text:list xml:id="list3628583958" text:style-name="List_20_1">
        <text:list-item>
          <text:p text:style-name="P12"><text:s text:c="2"/>Des mesures d'adoption</text:p>
        </text:list-item>
        <text:list-item>
          <text:p text:style-name="P12"><text:s text:c="4"/>Rapports d'utilisation et d'exploitation</text:p>
        </text:list-item>
        <text:list-item>
          <text:p text:style-name="P12"><text:s text:c="4"/>Rapports de conformité et d'adhésion</text:p>
        </text:list-item>
        <text:list-item>
          <text:p text:style-name="P12"><text:s text:c="4"/>Mesures de compétence</text:p>
        </text:list-item>
        <text:list-item>
          <text:p text:style-name="P12"><text:s text:c="4"/>Mesures de l'engagement, de l'adhésion et de la participation des employés</text:p>
        </text:list-item>
        <text:list-item>
          <text:p text:style-name="P12"><text:s text:c="4"/>Commentaires des employés</text:p>
        </text:list-item>
        <text:list-item>
          <text:p text:style-name="P12"><text:s text:c="4"/>Journaux de problèmes, de conformité et d'erreurs</text:p>
        </text:list-item>
        <text:list-item>
          <text:p text:style-name="P12"><text:s text:c="4"/>Appels au service d'assistance et demandes de soutien</text:p>
        </text:list-item>
        <text:list-item>
          <text:p text:style-name="P12"><text:s text:c="4"/>Sensibilisation et compréhension du changement</text:p>
        </text:list-item>
        <text:list-item>
          <text:p text:style-name="P12"><text:s text:c="4"/>Observations du changement de comportement</text:p>
        </text:list-item>
        <text:list-item>
          <text:p text:style-name="P12"><text:s text:c="4"/>Résultats de l'évaluation de l'état de préparation des employés</text:p>
        </text:list-item>
        <text:list-item>
          <text:p text:style-name="P12"><text:s text:c="4"/>Résultats de l'enquête de satisfaction des employés</text:p>
        </text:list-item>
        <text:list-item>
          <text:p text:style-name="P12"><text:s text:c="4"/>Enquêtes sur le modèle ADKAR®.</text:p>
          <text:p text:style-name="P12"/>
        </text:list-item>
      </text:list>
      <text:p text:style-name="P4"><text:soft-page-break/></text:p>
      <text:list xml:id="list173602553266816" text:continue-list="list173601434727667" text:style-name="Numbering_20_abc">
        <text:list-item>
          <text:list>
            <text:list-item>
              <text:h text:style-name="P11" text:outline-level="2"><text:bookmark text:name="hs_cos_wrapper_post_body2"/>Mesurer la performance <text:span text:style-name="T1">de la gestion du changement</text:span></text:h>
              <text:p text:style-name="P14">es mesures de cette catégorie sont liées aux activités réelles menées par l'équipe de gestion du changement. Bien qu'il soit utile de surveiller ces activités, les deux autres catégories axées sur les résultats, à savoir la performance individuelle et la performance du projet, sont nécessaires pour déterminer si les activités de gestion du changement sont réussies. Les mesures courantes de la performance en matière de gestion du changement fournies par les participants à l'étude comprennent :</text:p>
            </text:list-item>
          </text:list>
        </text:list-item>
      </text:list>
      <text:list xml:id="list173602234381298" text:continue-list="list3628583958" text:style-name="List_20_1">
        <text:list-item>
          <text:list>
            <text:list-item>
              <text:list>
                <text:list-item>
                  <text:p text:style-name="P15">Le suivi des activités de gestion du changement menées conformément au plan</text:p>
                </text:list-item>
                <text:list-item>
                  <text:p text:style-name="P15"><text:s text:c="4"/>Tests de formation et mesures de l'efficacité</text:p>
                </text:list-item>
                <text:list-item>
                  <text:p text:style-name="P15"><text:s text:c="4"/>Les chiffres de participation et d'assiduité à la formation</text:p>
                </text:list-item>
                <text:list-item>
                  <text:p text:style-name="P15"><text:s text:c="4"/>Livraisons de communication</text:p>
                </text:list-item>
                <text:list-item>
                  <text:p text:style-name="P15"><text:s text:c="4"/>Efficacité de la communication</text:p>
                </text:list-item>
                <text:list-item>
                  <text:p text:style-name="P15"><text:s text:c="4"/>Amélioration des performances</text:p>
                </text:list-item>
                <text:list-item>
                  <text:p text:style-name="P15"><text:s text:c="4"/>Progrès et respect du plan</text:p>
                </text:list-item>
                <text:list-item>
                  <text:p text:style-name="P15"><text:s text:c="4"/>Préparation de l'entreprise et du changement</text:p>
                </text:list-item>
                <text:list-item>
                  <text:p text:style-name="P15"><text:s text:c="4"/>Mesures des indicateurs clés de performance du projet</text:p>
                </text:list-item>
                <text:list-item>
                  <text:p text:style-name="P15"><text:s text:c="4"/>Réalisation des bénéfices et retour sur investissement</text:p>
                </text:list-item>
                <text:list-item>
                  <text:p text:style-name="P15"><text:s text:c="4"/>Respect du calendrier</text:p>
                </text:list-item>
                <text:list-item>
                  <text:p text:style-name="P15"><text:s text:c="4"/>Rapidité d'exécution</text:p>
                  <text:p text:style-name="P19">(</text:p>
                </text:list-item>
                <text:list-item>
                  <text:p text:style-name="P19"><text:s text:c="4"/>Suivi des activités de gestion du changement menées conformément au plan</text:p>
                </text:list-item>
                <text:list-item>
                  <text:p text:style-name="P19"><text:s text:c="4"/>Tests de formation et mesures de l'efficacité</text:p>
                </text:list-item>
                <text:list-item>
                  <text:p text:style-name="P19"><text:s text:c="4"/>Participation à la formation et nombre de participants</text:p>
                </text:list-item>
                <text:list-item>
                  <text:p text:style-name="P19"><text:s text:c="4"/>Livraisons de communication</text:p>
                </text:list-item>
                <text:list-item>
                  <text:p text:style-name="P19"><text:s text:c="4"/>Efficacité de la communication</text:p>
                  <text:p text:style-name="P19">)</text:p>
                </text:list-item>
              </text:list>
            </text:list-item>
          </text:list>
        </text:list-item>
      </text:list>
      <text:list xml:id="list173602589534026" text:continue-list="list2086775286" text:style-name="Numbering_20_123">
        <text:list-item>
          <text:p text:style-name="P13">How and why</text:p>
        </text:list-item>
      </text:list>
      <text:list xml:id="list173602658814318" text:continue-list="list1169088027" text:style-name="Numbering_20_IVX">
        <text:list-item>
          <text:p text:style-name="P20">Mitigate</text:p>
        </text:list-item>
      </text:list>
      <text:p text:style-name="P5"/>
      <text:p text:style-name="P9"/>
      <text:p text:style-name="P9"><text:soft-page-break/></text:p>
      <text:p text:style-name="P9">renforcer le changement <text:span text:style-name="T4">( tout au long du changement)</text:span></text:p>
      <text:p text:style-name="P8"><text:bookmark text:name="hs_cos_wrapper_post_body6"/>Comment renforcer un changement une fois qu'il a été mis en œuvre ? La troisième phase du Prosci Three-Phase Process décrit trois étapes que vous devez suivre  : </text:p>
      <text:list xml:id="list2621456932" text:style-name="L2">
        <text:list-item>
          <text:p text:style-name="P22"><text:a xlink:type="simple" xlink:href="https://blog.prosci.com/blog/how-to-reinforce-change-with-employee-feedback" office:target-frame-name="_blank" xlink:show="new" text:style-name="Internet_20_link" text:visited-style-name="Visited_20_Internet_20_Link"><text:span text:style-name="T3">Recueillir et analyser les commentaires des employés </text:span></text:a><text:span text:style-name="T3">  </text:span></text:p>
        </text:list-item>
        <text:list-item>
          <text:p text:style-name="P23">Diagnostiquer les lacunes et gérer la résistance au changement </text:p>
          <text:p text:style-name="P23"><text:bookmark text:name="hs_cos_wrapper_post_body8"/></text:p>
        </text:list-item>
      </text:list>
      <text:list xml:id="list1077399698" text:style-name="L3">
        <text:list-item>
          <text:p text:style-name="P26">Déterminer la cause première de la résistance </text:p>
        </text:list-item>
        <text:list-item>
          <text:p text:style-name="P26">Élaborer des plans pour traiter ces causes profondes </text:p>
          <text:p text:style-name="P26"><text:bookmark text:name="hs_cos_wrapper_post_body9"/>Pour chaque problème, préparez ce qui suit pour votre sponsor principal ou votre comité directeur : </text:p>
        </text:list-item>
      </text:list>
      <text:list xml:id="list3741920104" text:style-name="L4">
        <text:list-item>
          <text:p text:style-name="P28"><text:span text:style-name="Strong_20_Emphasis">Conclusions </text:span>des retours d'expérience et de l'audit de conformité </text:p>
        </text:list-item>
        <text:list-item>
          <text:p text:style-name="P28"><text:span text:style-name="Strong_20_Emphasis">Cause profonde </text:span>de ces écarts de performance </text:p>
        </text:list-item>
        <text:list-item>
          <text:p text:style-name="P27"><text:span text:style-name="Strong_20_Emphasis">Corrective action plan </text:span></text:p>
        </text:list-item>
      </text:list>
      <text:list xml:id="list173602697536475" text:continue-list="list1077399698" text:style-name="L3">
        <text:list-header>
          <text:p text:style-name="P26"/>
        </text:list-header>
        <text:list-item>
          <text:p text:style-name="P25">Préparer les sponsors et les entraîneurs à gérer la résistance </text:p>
          <text:p text:style-name="P25"><text:bookmark text:name="hs_cos_wrapper_post_body10"/>Dans la plupart des cas, la meilleure personne pour résoudre un point de résistance avec un employé ou un groupe d'employés sera son <text:span text:style-name="Strong_20_Emphasis">superviseur direct </text:span>ou <text:span text:style-name="Strong_20_Emphasis">supérieur </text:span>. Si le superviseur n'a pas été identifié comme étant à l'origine du problème, fournissez à ce superviseur les éléments suivants : </text:p>
        </text:list-item>
      </text:list>
      <text:list xml:id="list561817899" text:style-name="L5">
        <text:list-item>
          <text:p text:style-name="P30">Le problème dont vous avez besoin </text:p>
        </text:list-item>
        <text:list-item>
          <text:p text:style-name="P30">Pourquoi ce problème doit être résolu (l'impact qu'il a sur le changement) </text:p>
        </text:list-item>
        <text:list-item>
          <text:p text:style-name="P29">Quelles mesures devez-vous prendre </text:p>
        </text:list-item>
      </text:list>
      <text:list xml:id="list173601572859202" text:continue-list="list173602697536475" text:style-name="L3">
        <text:list-header>
          <text:p text:style-name="P25"/>
        </text:list-header>
      </text:list>
      <text:list xml:id="list173601712607236" text:continue-list="list2621456932" text:style-name="L2">
        <text:list-header>
          <text:p text:style-name="P23"/>
          <text:p text:style-name="P23"/>
        </text:list-header>
        <text:list-item>
          <text:p text:style-name="P21"><text:a xlink:type="simple" xlink:href="https://blog.prosci.com/blog/how-to-reinforce-change-by-celebrating-successes" office:target-frame-name="_blank" xlink:show="new" text:style-name="Internet_20_link" text:visited-style-name="Visited_20_Internet_20_Link"><text:span text:style-name="T3">Mettre en œuvre des actions correctives et célébrer le succès </text:span></text:a></text:p>
          <text:p text:style-name="P24"><text:bookmark text:name="hs_cos_wrapper_post_body11"/>la mise en œuvre des actions correctives et la célébration des succès, comporte trois étapes : </text:p>
        </text:list-item>
      </text:list>
      <text:list xml:id="list3588440802" text:style-name="L6">
        <text:list-item>
          <text:p text:style-name="P32">Mettre des actions correctives </text:p>
        </text:list-item>
        <text:list-item>
          <text:p text:style-name="P32">Célébrer réussites et renforcer le changement </text:p>
          <text:p text:style-name="P32"/>
          <text:list>
            <text:list-header>
              <text:p text:style-name="P32"><text:bookmark text:name="hs_cos_wrapper_post_body12"/>Voici quelques conseils pour créer des célébrations réussies : </text:p>
            </text:list-header>
          </text:list>
        </text:list-item>
      </text:list>
      <text:list xml:id="list2719057958" text:style-name="L7">
        <text:list-item>
          <text:p text:style-name="P34">Organiser des façons de reconnaître les groupes et les individus </text:p>
        </text:list-item>
        <text:list-item>
          <text:p text:style-name="P34">le rendre public </text:p>
        </text:list-item>
        <text:list-item>
          <text:p text:style-name="P34">Utiliser les réunions normales comme moyen de reconnaissance des réalisations </text:p>
        </text:list-item>
        <text:list-item>
          <text:p text:style-name="P34">Veiller à ce que les principaux sponsors et parties prenantes soient au courant de ces réalisations </text:p>
        </text:list-item>
        <text:list-item>
          <text:p text:style-name="P34">Impliquer les managers dans la chaîne de commandement pour décerner ces reconnaissances </text:p>
        </text:list-item>
        <text:list-item>
          <text:p text:style-name="P33">Fournir aux superviseurs des moyens de reconnaître leurs employés </text:p>
        </text:list-item>
      </text:list>
      <text:list xml:id="list173601502327096" text:continue-list="list3588440802" text:style-name="L6">
        <text:list-item>
          <text:p text:style-name="P32"><text:soft-page-break/></text:p>
        </text:list-item>
        <text:list-item>
          <text:p text:style-name="P31">Transférer la propriété du changement aux responsables opérationnels et effectuer des revues après action </text:p>
        </text:list-item>
      </text:list>
      <text:list xml:id="list173601676887725" text:continue-list="list173601712607236" text:style-name="L2">
        <text:list-header>
          <text:p text:style-name="P24"/>
        </text:list-header>
      </text:list>
      <text:p text:style-name="P7"/>
      <text:list xml:id="list173602606472972" text:continue-list="list173602658814318" text:style-name="Numbering_20_IVX">
        <text:list-item>
          <text:p text:style-name="P20">Celebrate</text:p>
        </text:list-item>
      </text:list>
      <text:p text:style-name="P2"><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2.305cm" fo:text-indent="-0.4cm" fo:margin-left="2.30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2.706cm" fo:text-indent="-0.4cm" fo:margin-left="2.7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3.104cm" fo:text-indent="-0.4cm" fo:margin-left="3.1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505cm" fo:text-indent="-0.4cm" fo:margin-left="3.50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905cm" fo:text-indent="-0.4cm" fo:margin-left="3.90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306cm" fo:text-indent="-0.4cm" fo:margin-left="4.30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4.704cm" fo:text-indent="-0.4cm" fo:margin-left="4.7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105cm" fo:text-indent="-0.4cm" fo:margin-left="5.10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5.505cm" fo:text-indent="-0.4cm" fo:margin-left="5.50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5.906cm" fo:text-indent="-0.4cm" fo:margin-left="5.90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fter change: <text:s/>Reactive approach</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15:03:41.008553281</meta:creation-date>
    <meta:editing-duration>PT2H22M11S</meta:editing-duration>
    <meta:editing-cycles>2</meta:editing-cycles>
    <meta:generator>LibreOffice/7.2.5.2.0$Linux_X86_64 LibreOffice_project/20$Build-2</meta:generator>
    <dc:date>2022-01-27T17:36:01.131268426</dc:date>
    <meta:document-statistic meta:table-count="0" meta:image-count="0" meta:object-count="0" meta:page-count="4" meta:paragraph-count="87" meta:word-count="807" meta:character-count="5134" meta:non-whitespace-character-count="4323"/>
  </office:meta>
</office:document-meta>
</file>